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yout_Net <text:s text:c="29"/>Source_Net <text:s text:c="29"/>R_Count <text:s text:c="2"/>C_Total(F) <text:s text:c="10"/>CC_Total(F) <text:s text:c="9"/>C+CC_Total(F) <text:s text:c="7"/></text:p>
          </table:table-cell>
        </table:table-row>
        <table:table-row table:style-name="ro1">
          <table:table-cell office:value-type="string" calcext:value-type="string">
            <text:p>VDD <text:s text:c="36"/>VDD <text:s text:c="36"/>796 <text:s text:c="6"/>1.53242E-15 <text:s text:c="9"/>9.40800E-15 <text:s text:c="9"/>1.09404E-14 <text:s text:c="9"/></text:p>
          </table:table-cell>
        </table:table-row>
        <table:table-row table:style-name="ro1">
          <table:table-cell office:value-type="string" calcext:value-type="string">
            <text:p>2 <text:s text:c="38"/>XI3/NET15 <text:s text:c="30"/>36 <text:s text:c="7"/>1.10430E-16 <text:s text:c="9"/>6.21192E-16 <text:s text:c="9"/>7.31622E-16 <text:s text:c="9"/></text:p>
          </table:table-cell>
        </table:table-row>
        <table:table-row table:style-name="ro1">
          <table:table-cell office:value-type="string" calcext:value-type="string">
            <text:p>C <text:s text:c="38"/>C <text:s text:c="38"/>148 <text:s text:c="6"/>5.90236E-16 <text:s text:c="9"/>6.55313E-15 <text:s text:c="9"/>7.14337E-15 <text:s text:c="9"/></text:p>
          </table:table-cell>
        </table:table-row>
        <table:table-row table:style-name="ro1">
          <table:table-cell office:value-type="string" calcext:value-type="string">
            <text:p>4 <text:s text:c="38"/>NET12 <text:s text:c="34"/>45 <text:s text:c="7"/>1.81194E-16 <text:s text:c="9"/>2.19511E-15 <text:s text:c="9"/>2.37630E-15 <text:s text:c="9"/></text:p>
          </table:table-cell>
        </table:table-row>
        <table:table-row table:style-name="ro1">
          <table:table-cell office:value-type="string" calcext:value-type="string">
            <text:p>B <text:s text:c="38"/>B <text:s text:c="38"/>131 <text:s text:c="6"/>4.50150E-16 <text:s text:c="9"/>5.65274E-15 <text:s text:c="9"/>6.10289E-15 <text:s text:c="9"/></text:p>
          </table:table-cell>
        </table:table-row>
        <table:table-row table:style-name="ro1">
          <table:table-cell office:value-type="string" calcext:value-type="string">
            <text:p>CLK <text:s text:c="36"/>CLK <text:s text:c="36"/>289 <text:s text:c="6"/>1.09954E-15 <text:s text:c="9"/>1.09186E-14 <text:s text:c="9"/>1.20182E-14 <text:s text:c="9"/></text:p>
          </table:table-cell>
        </table:table-row>
        <table:table-row table:style-name="ro1">
          <table:table-cell office:value-type="string" calcext:value-type="string">
            <text:p>7 <text:s text:c="38"/>NET022 <text:s text:c="33"/>127 <text:s text:c="6"/>4.27988E-16 <text:s text:c="9"/>5.85627E-15 <text:s text:c="9"/>6.28426E-15 <text:s text:c="9"/></text:p>
          </table:table-cell>
        </table:table-row>
        <table:table-row table:style-name="ro1">
          <table:table-cell office:value-type="string" calcext:value-type="string">
            <text:p>8 <text:s text:c="38"/>NET021 <text:s text:c="33"/>96 <text:s text:c="7"/>2.96259E-16 <text:s text:c="9"/>2.75420E-15 <text:s text:c="9"/>3.05046E-15 <text:s text:c="9"/></text:p>
          </table:table-cell>
        </table:table-row>
        <table:table-row table:style-name="ro1">
          <table:table-cell office:value-type="string" calcext:value-type="string">
            <text:p>9 <text:s text:c="38"/>NET1 <text:s text:c="35"/>96 <text:s text:c="7"/>3.15511E-16 <text:s text:c="9"/>2.59994E-15 <text:s text:c="9"/>2.91545E-15 <text:s text:c="9"/></text:p>
          </table:table-cell>
        </table:table-row>
        <table:table-row table:style-name="ro1">
          <table:table-cell office:value-type="string" calcext:value-type="string">
            <text:p>GND <text:s text:c="36"/>GND <text:s text:c="36"/>549 <text:s text:c="6"/>1.34142E-15 <text:s text:c="9"/>6.77075E-15 <text:s text:c="9"/>8.11217E-15 <text:s text:c="9"/></text:p>
          </table:table-cell>
        </table:table-row>
        <table:table-row table:style-name="ro1">
          <table:table-cell office:value-type="string" calcext:value-type="string">
            <text:p>A <text:s text:c="38"/>A <text:s text:c="38"/>77 <text:s text:c="7"/>2.93907E-16 <text:s text:c="9"/>2.44240E-15 <text:s text:c="9"/>2.73631E-15 <text:s text:c="9"/></text:p>
          </table:table-cell>
        </table:table-row>
        <table:table-row table:style-name="ro1">
          <table:table-cell office:value-type="string" calcext:value-type="string">
            <text:p>X4/6 <text:s text:c="35"/>XI3/XI0/NET17 <text:s text:c="26"/>2 <text:s text:c="8"/>2.31160E-19 <text:s text:c="9"/>9.17458E-17 <text:s text:c="9"/>9.19770E-17 <text:s text:c="9"/></text:p>
          </table:table-cell>
        </table:table-row>
        <table:table-row table:style-name="ro1">
          <table:table-cell office:value-type="string" calcext:value-type="string">
            <text:p>X7/8 <text:s text:c="35"/>XI4/NET29 <text:s text:c="30"/>81 <text:s text:c="7"/>2.65607E-16 <text:s text:c="9"/>2.05092E-15 <text:s text:c="9"/>2.31653E-15 <text:s text:c="9"/></text:p>
          </table:table-cell>
        </table:table-row>
        <table:table-row table:style-name="ro1">
          <table:table-cell office:value-type="string" calcext:value-type="string">
            <text:p>X7/9 <text:s text:c="35"/>XI4/NET34 <text:s text:c="30"/>70 <text:s text:c="7"/>1.70788E-16 <text:s text:c="9"/>1.63965E-15 <text:s text:c="9"/>1.81044E-15 <text:s text:c="9"/></text:p>
          </table:table-cell>
        </table:table-row>
        <table:table-row table:style-name="ro1">
          <table:table-cell office:value-type="string" calcext:value-type="string">
            <text:p>X7/10 <text:s text:c="34"/>XI4/NET28 <text:s text:c="30"/>85 <text:s text:c="7"/>2.48383E-16 <text:s text:c="9"/>1.78805E-15 <text:s text:c="9"/>2.03644E-15 <text:s text:c="9"/></text:p>
          </table:table-cell>
        </table:table-row>
        <table:table-row table:style-name="ro1">
          <table:table-cell office:value-type="string" calcext:value-type="string">
            <text:p>X7/11 <text:s text:c="34"/>XI4/NET32 <text:s text:c="30"/>54 <text:s text:c="7"/>1.50182E-16 <text:s text:c="9"/>1.50397E-15 <text:s text:c="9"/>1.65415E-15 <text:s text:c="9"/></text:p>
          </table:table-cell>
        </table:table-row>
        <table:table-row table:style-name="ro1">
          <table:table-cell office:value-type="string" calcext:value-type="string">
            <text:p>X7/12 <text:s text:c="34"/>XI4/NET020 <text:s text:c="29"/>57 <text:s text:c="7"/>2.64275E-16 <text:s text:c="9"/>1.23758E-15 <text:s text:c="9"/>1.50186E-15 <text:s text:c="9"/></text:p>
          </table:table-cell>
        </table:table-row>
        <table:table-row table:style-name="ro1">
          <table:table-cell office:value-type="string" calcext:value-type="string">
            <text:p>X7/13 <text:s text:c="34"/>XI4/NET24 <text:s text:c="30"/>39 <text:s text:c="7"/>1.69020E-16 <text:s text:c="9"/>9.94757E-16 <text:s text:c="9"/>1.16378E-15 <text:s text:c="9"/></text:p>
          </table:table-cell>
        </table:table-row>
        <table:table-row table:style-name="ro1">
          <table:table-cell office:value-type="string" calcext:value-type="string">
            <text:p>X7/14 <text:s text:c="34"/>XI4/NET33 <text:s text:c="30"/>39 <text:s text:c="7"/>1.59358E-16 <text:s text:c="9"/>9.46333E-16 <text:s text:c="9"/>1.10569E-15 <text:s text:c="9"/></text:p>
          </table:table-cell>
        </table:table-row>
        <table:table-row table:style-name="ro1">
          <table:table-cell office:value-type="string" calcext:value-type="string">
            <text:p>X7/X6/7 <text:s text:c="32"/>XI4/XI5/NET24 <text:s text:c="26"/>2 <text:s text:c="8"/>1.32510E-19 <text:s text:c="9"/>8.97519E-17 <text:s text:c="9"/>8.98844E-17 <text:s text:c="9"/></text:p>
          </table:table-cell>
        </table:table-row>
        <table:table-row table:style-name="ro1">
          <table:table-cell office:value-type="string" calcext:value-type="string">
            <text:p>X7/X6/8 <text:s text:c="32"/>XI4/XI5/NET25 <text:s text:c="26"/>2 <text:s text:c="8"/>1.72219E-19 <text:s text:c="9"/>9.79210E-17 <text:s text:c="9"/>9.80932E-17 <text:s text:c="9"/></text:p>
          </table:table-cell>
        </table:table-row>
        <table:table-row table:style-name="ro1">
          <table:table-cell office:value-type="string" calcext:value-type="string">
            <text:p>X7/X7/7 <text:s text:c="32"/>XI4/XI6/NET24 <text:s text:c="26"/>2 <text:s text:c="8"/>2.28777E-19 <text:s text:c="9"/>9.20803E-17 <text:s text:c="9"/>9.23091E-17 <text:s text:c="9"/></text:p>
          </table:table-cell>
        </table:table-row>
        <table:table-row table:style-name="ro1">
          <table:table-cell office:value-type="string" calcext:value-type="string">
            <text:p>X7/X7/8 <text:s text:c="32"/>XI4/XI6/NET25 <text:s text:c="26"/>2 <text:s text:c="8"/>6.28996E-19 <text:s text:c="9"/>9.89091E-17 <text:s text:c="9"/>9.95381E-17 <text:s text:c="9"/></text:p>
          </table:table-cell>
        </table:table-row>
        <table:table-row table:style-name="ro1">
          <table:table-cell office:value-type="string" calcext:value-type="string">
            <text:p>X7/X8/6 <text:s text:c="32"/>XI4/XI2/NET17 <text:s text:c="26"/>2 <text:s text:c="8"/>4.48563E-19 <text:s text:c="9"/>9.38980E-17 <text:s text:c="9"/>9.43466E-17 <text:s text:c="9"/></text:p>
          </table:table-cell>
        </table:table-row>
        <table:table-row table:style-name="ro1">
          <table:table-cell office:value-type="string" calcext:value-type="string">
            <text:p>X7/X9/6 <text:s text:c="32"/>XI4/XI3/NET17 <text:s text:c="26"/>2 <text:s text:c="8"/>5.63944E-19 <text:s text:c="9"/>8.94067E-17 <text:s text:c="9"/>8.99707E-17 <text:s text:c="9"/></text:p>
          </table:table-cell>
        </table:table-row>
        <table:table-row table:style-name="ro1">
          <table:table-cell office:value-type="string" calcext:value-type="string">
            <text:p>X7/X10/X4/6 <text:s text:c="28"/>XI4/XI1/XI0/NET17 <text:s text:c="22"/>2 <text:s text:c="8"/>3.16182E-19 <text:s text:c="9"/>8.98851E-17 <text:s text:c="9"/>9.02012E-17 <text:s text:c="9"/></text:p>
          </table:table-cell>
        </table:table-row>
        <table:table-row table:style-name="ro1">
          <table:table-cell office:value-type="string" calcext:value-type="string">
            <text:p>X7/X10/X5/6 <text:s text:c="28"/>XI4/XI1/XI1/NET17 <text:s text:c="22"/>2 <text:s text:c="8"/>2.27518E-19 <text:s text:c="9"/>9.00382E-17 <text:s text:c="9"/>9.02658E-17 <text:s text:c="9"/></text:p>
          </table:table-cell>
        </table:table-row>
        <table:table-row table:style-name="ro1">
          <table:table-cell office:value-type="string" calcext:value-type="string">
            <text:p>X7/X11/X4/6 <text:s text:c="28"/>XI4/XI0/XI0/NET17 <text:s text:c="22"/>2 <text:s text:c="8"/>2.31160E-19 <text:s text:c="9"/>9.12319E-17 <text:s text:c="9"/>9.14630E-17 <text:s text:c="9"/></text:p>
          </table:table-cell>
        </table:table-row>
        <table:table-row table:style-name="ro1">
          <table:table-cell office:value-type="string" calcext:value-type="string">
            <text:p>X7/X11/X5/6 <text:s text:c="28"/>XI4/XI0/XI1/NET17 <text:s text:c="22"/>2 <text:s text:c="8"/>2.31160E-19 <text:s text:c="9"/>9.16029E-17 <text:s text:c="9"/>9.18341E-17 <text:s text:c="9"/></text:p>
          </table:table-cell>
        </table:table-row>
        <table:table-row table:style-name="ro1">
          <table:table-cell office:value-type="string" calcext:value-type="string">
            <text:p>X8/8 <text:s text:c="35"/>XI5/NET29 <text:s text:c="30"/>81 <text:s text:c="7"/>2.71466E-16 <text:s text:c="9"/>1.89405E-15 <text:s text:c="9"/>2.16551E-15 <text:s text:c="9"/></text:p>
          </table:table-cell>
        </table:table-row>
        <table:table-row table:style-name="ro1">
          <table:table-cell office:value-type="string" calcext:value-type="string">
            <text:p>X8/9 <text:s text:c="35"/>XI5/NET34 <text:s text:c="30"/>70 <text:s text:c="7"/>1.67171E-16 <text:s text:c="9"/>1.68321E-15 <text:s text:c="9"/>1.85038E-15 <text:s text:c="9"/></text:p>
          </table:table-cell>
        </table:table-row>
        <table:table-row table:style-name="ro1">
          <table:table-cell office:value-type="string" calcext:value-type="string">
            <text:p>X8/10 <text:s text:c="34"/>XI5/NET28 <text:s text:c="30"/>85 <text:s text:c="7"/>2.48510E-16 <text:s text:c="9"/>1.82783E-15 <text:s text:c="9"/>2.07634E-15 <text:s text:c="9"/></text:p>
          </table:table-cell>
        </table:table-row>
        <table:table-row table:style-name="ro1">
          <table:table-cell office:value-type="string" calcext:value-type="string">
            <text:p>X8/11 <text:s text:c="34"/>XI5/NET32 <text:s text:c="30"/>54 <text:s text:c="7"/>1.52390E-16 <text:s text:c="9"/>1.46625E-15 <text:s text:c="9"/>1.61864E-15 <text:s text:c="9"/></text:p>
          </table:table-cell>
        </table:table-row>
        <table:table-row table:style-name="ro1">
          <table:table-cell office:value-type="string" calcext:value-type="string">
            <text:p>X8/12 <text:s text:c="34"/>XI5/NET020 <text:s text:c="29"/>57 <text:s text:c="7"/>2.68605E-16 <text:s text:c="9"/>1.26937E-15 <text:s text:c="9"/>1.53798E-15 <text:s text:c="9"/></text:p>
          </table:table-cell>
        </table:table-row>
        <table:table-row table:style-name="ro1">
          <table:table-cell office:value-type="string" calcext:value-type="string">
            <text:p>X8/13 <text:s text:c="34"/>XI5/NET24 <text:s text:c="30"/>39 <text:s text:c="7"/>1.71830E-16 <text:s text:c="9"/>9.90884E-16 <text:s text:c="9"/>1.16271E-15 <text:s text:c="9"/></text:p>
          </table:table-cell>
        </table:table-row>
        <table:table-row table:style-name="ro1">
          <table:table-cell office:value-type="string" calcext:value-type="string">
            <text:p>X8/14 <text:s text:c="34"/>XI5/NET33 <text:s text:c="30"/>39 <text:s text:c="7"/>1.54646E-16 <text:s text:c="9"/>9.15777E-16 <text:s text:c="9"/>1.07042E-15 <text:s text:c="9"/></text:p>
          </table:table-cell>
        </table:table-row>
        <table:table-row table:style-name="ro1">
          <table:table-cell office:value-type="string" calcext:value-type="string">
            <text:p>X8/X6/7 <text:s text:c="32"/>XI5/XI5/NET24 <text:s text:c="26"/>2 <text:s text:c="8"/>2.49869E-19 <text:s text:c="9"/>9.52029E-17 <text:s text:c="9"/>9.54528E-17 <text:s text:c="9"/></text:p>
          </table:table-cell>
        </table:table-row>
        <table:table-row table:style-name="ro1">
          <table:table-cell office:value-type="string" calcext:value-type="string">
            <text:p>X8/X6/8 <text:s text:c="32"/>XI5/XI5/NET25 <text:s text:c="26"/>2 <text:s text:c="8"/>4.95937E-19 <text:s text:c="9"/>1.00410E-16 <text:s text:c="9"/>1.00906E-16 <text:s text:c="9"/></text:p>
          </table:table-cell>
        </table:table-row>
        <table:table-row table:style-name="ro1">
          <table:table-cell office:value-type="string" calcext:value-type="string">
            <text:p>X8/X7/7 <text:s text:c="32"/>XI5/XI6/NET24 <text:s text:c="26"/>2 <text:s text:c="8"/>1.26505E-19 <text:s text:c="9"/>9.33601E-17 <text:s text:c="9"/>9.34866E-17 <text:s text:c="9"/></text:p>
          </table:table-cell>
        </table:table-row>
        <table:table-row table:style-name="ro1">
          <table:table-cell office:value-type="string" calcext:value-type="string">
            <text:p>X8/X7/8 <text:s text:c="32"/>XI5/XI6/NET25 <text:s text:c="26"/>2 <text:s text:c="8"/>6.27531E-19 <text:s text:c="9"/>1.00397E-16 <text:s text:c="9"/>1.01024E-16 <text:s text:c="9"/></text:p>
          </table:table-cell>
        </table:table-row>
        <table:table-row table:style-name="ro1">
          <table:table-cell office:value-type="string" calcext:value-type="string">
            <text:p>X8/X8/6 <text:s text:c="32"/>XI5/XI2/NET17 <text:s text:c="26"/>2 <text:s text:c="8"/>2.05956E-19 <text:s text:c="9"/>9.58738E-17 <text:s text:c="9"/>9.60798E-17 <text:s text:c="9"/></text:p>
          </table:table-cell>
        </table:table-row>
        <table:table-row table:style-name="ro1">
          <table:table-cell office:value-type="string" calcext:value-type="string">
            <text:p>X8/X9/6 <text:s text:c="32"/>XI5/XI3/NET17 <text:s text:c="26"/>2 <text:s text:c="8"/>4.10896E-19 <text:s text:c="9"/>9.17063E-17 <text:s text:c="9"/>9.21172E-17 <text:s text:c="9"/></text:p>
          </table:table-cell>
        </table:table-row>
        <table:table-row table:style-name="ro1">
          <table:table-cell office:value-type="string" calcext:value-type="string">
            <text:p>X8/X10/X4/6 <text:s text:c="28"/>XI5/XI1/XI0/NET17 <text:s text:c="22"/>2 <text:s text:c="8"/>3.04006E-19 <text:s text:c="9"/>9.07739E-17 <text:s text:c="9"/>9.10779E-17 <text:s text:c="9"/></text:p>
          </table:table-cell>
        </table:table-row>
        <table:table-row table:style-name="ro1">
          <table:table-cell office:value-type="string" calcext:value-type="string">
            <text:p>X8/X10/X5/6 <text:s text:c="28"/>XI5/XI1/XI1/NET17 <text:s text:c="22"/>2 <text:s text:c="8"/>2.27518E-19 <text:s text:c="9"/>9.09135E-17 <text:s text:c="9"/>9.11410E-17 <text:s text:c="9"/></text:p>
          </table:table-cell>
        </table:table-row>
        <table:table-row table:style-name="ro1">
          <table:table-cell office:value-type="string" calcext:value-type="string">
            <text:p>X8/X11/X4/6 <text:s text:c="28"/>XI5/XI0/XI0/NET17 <text:s text:c="22"/>2 <text:s text:c="8"/>2.31160E-19 <text:s text:c="9"/>9.33739E-17 <text:s text:c="9"/>9.36051E-17 <text:s text:c="9"/></text:p>
          </table:table-cell>
        </table:table-row>
        <table:table-row table:style-name="ro1">
          <table:table-cell office:value-type="string" calcext:value-type="string">
            <text:p>X8/X11/X5/6 <text:s text:c="28"/>XI5/XI0/XI1/NET17 <text:s text:c="22"/>2 <text:s text:c="8"/>2.31160E-19 <text:s text:c="9"/>9.28237E-17 <text:s text:c="9"/>9.30549E-17 <text:s text:c="9"/></text:p>
          </table:table-cell>
        </table:table-row>
        <table:table-row table:style-name="ro1">
          <table:table-cell office:value-type="string" calcext:value-type="string">
            <text:p>X9/8 <text:s text:c="35"/>XI6/NET29 <text:s text:c="30"/>81 <text:s text:c="7"/>2.65705E-16 <text:s text:c="9"/>1.87085E-15 <text:s text:c="9"/>2.13656E-15 <text:s text:c="9"/></text:p>
          </table:table-cell>
        </table:table-row>
        <table:table-row table:style-name="ro1">
          <table:table-cell office:value-type="string" calcext:value-type="string">
            <text:p>X9/9 <text:s text:c="35"/>XI6/NET34 <text:s text:c="30"/>70 <text:s text:c="7"/>1.69428E-16 <text:s text:c="9"/>1.62220E-15 <text:s text:c="9"/>1.79163E-15 <text:s text:c="9"/></text:p>
          </table:table-cell>
        </table:table-row>
        <table:table-row table:style-name="ro1">
          <table:table-cell office:value-type="string" calcext:value-type="string">
            <text:p>X9/10 <text:s text:c="34"/>XI6/NET28 <text:s text:c="30"/>85 <text:s text:c="7"/>2.47762E-16 <text:s text:c="9"/>1.74787E-15 <text:s text:c="9"/>1.99563E-15 <text:s text:c="9"/></text:p>
          </table:table-cell>
        </table:table-row>
        <table:table-row table:style-name="ro1">
          <table:table-cell office:value-type="string" calcext:value-type="string">
            <text:p>X9/11 <text:s text:c="34"/>XI6/NET32 <text:s text:c="30"/>54 <text:s text:c="7"/>1.57363E-16 <text:s text:c="9"/>1.30926E-15 <text:s text:c="9"/>1.46663E-15 <text:s text:c="9"/></text:p>
          </table:table-cell>
        </table:table-row>
        <table:table-row table:style-name="ro1">
          <table:table-cell office:value-type="string" calcext:value-type="string">
            <text:p>X9/12 <text:s text:c="34"/>XI6/NET020 <text:s text:c="29"/>57 <text:s text:c="7"/>2.66434E-16 <text:s text:c="9"/>1.24997E-15 <text:s text:c="9"/>1.51641E-15 <text:s text:c="9"/></text:p>
          </table:table-cell>
        </table:table-row>
        <table:table-row table:style-name="ro1">
          <table:table-cell office:value-type="string" calcext:value-type="string">
            <text:p>X9/13 <text:s text:c="34"/>XI6/NET24 <text:s text:c="30"/>39 <text:s text:c="7"/>1.68842E-16 <text:s text:c="9"/>9.85984E-16 <text:s text:c="9"/>1.15483E-15 <text:s text:c="9"/></text:p>
          </table:table-cell>
        </table:table-row>
        <table:table-row table:style-name="ro1">
          <table:table-cell office:value-type="string" calcext:value-type="string">
            <text:p>X9/14 <text:s text:c="34"/>XI6/NET33 <text:s text:c="30"/>39 <text:s text:c="7"/>1.53326E-16 <text:s text:c="9"/>9.08239E-16 <text:s text:c="9"/>1.06157E-15 <text:s text:c="9"/></text:p>
          </table:table-cell>
        </table:table-row>
        <table:table-row table:style-name="ro1">
          <table:table-cell office:value-type="string" calcext:value-type="string">
            <text:p>X9/X6/7 <text:s text:c="32"/>XI6/XI5/NET24 <text:s text:c="26"/>2 <text:s text:c="8"/>1.92904E-19 <text:s text:c="9"/>9.57440E-17 <text:s text:c="9"/>9.59369E-17 <text:s text:c="9"/></text:p>
          </table:table-cell>
        </table:table-row>
        <table:table-row table:style-name="ro1">
          <table:table-cell office:value-type="string" calcext:value-type="string">
            <text:p>X9/X6/8 <text:s text:c="32"/>XI6/XI5/NET25 <text:s text:c="26"/>2 <text:s text:c="8"/>7.05155E-19 <text:s text:c="9"/>1.01262E-16 <text:s text:c="9"/>1.01967E-16 <text:s text:c="9"/></text:p>
          </table:table-cell>
        </table:table-row>
        <table:table-row table:style-name="ro1">
          <table:table-cell office:value-type="string" calcext:value-type="string">
            <text:p>X9/X7/7 <text:s text:c="32"/>XI6/XI6/NET24 <text:s text:c="26"/>2 <text:s text:c="8"/>3.82975E-19 <text:s text:c="9"/>9.43659E-17 <text:s text:c="9"/>9.47489E-17 <text:s text:c="9"/></text:p>
          </table:table-cell>
        </table:table-row>
        <table:table-row table:style-name="ro1">
          <table:table-cell office:value-type="string" calcext:value-type="string">
            <text:p>X9/X7/8 <text:s text:c="32"/>XI6/XI6/NET25 <text:s text:c="26"/>2 <text:s text:c="8"/>7.99066E-19 <text:s text:c="9"/>1.01253E-16 <text:s text:c="9"/>1.02052E-16 <text:s text:c="9"/></text:p>
          </table:table-cell>
        </table:table-row>
        <table:table-row table:style-name="ro1">
          <table:table-cell office:value-type="string" calcext:value-type="string">
            <text:p>X9/X8/6 <text:s text:c="32"/>XI6/XI2/NET17 <text:s text:c="26"/>2 <text:s text:c="8"/>3.54994E-19 <text:s text:c="9"/>9.56559E-17 <text:s text:c="9"/>9.60109E-17 <text:s text:c="9"/></text:p>
          </table:table-cell>
        </table:table-row>
        <table:table-row table:style-name="ro1">
          <table:table-cell office:value-type="string" calcext:value-type="string">
            <text:p>X9/X9/6 <text:s text:c="32"/>XI6/XI3/NET17 <text:s text:c="26"/>2 <text:s text:c="8"/>2.21608E-19 <text:s text:c="9"/>9.11581E-17 <text:s text:c="9"/>9.13797E-17 <text:s text:c="9"/></text:p>
          </table:table-cell>
        </table:table-row>
        <table:table-row table:style-name="ro1">
          <table:table-cell office:value-type="string" calcext:value-type="string">
            <text:p>X9/X10/X4/6 <text:s text:c="28"/>XI6/XI1/XI0/NET17 <text:s text:c="22"/>2 <text:s text:c="8"/>4.56759E-19 <text:s text:c="9"/>9.11254E-17 <text:s text:c="9"/>9.15822E-17 <text:s text:c="9"/></text:p>
          </table:table-cell>
        </table:table-row>
        <table:table-row table:style-name="ro1">
          <table:table-cell office:value-type="string" calcext:value-type="string">
            <text:p>X9/X10/X5/6 <text:s text:c="28"/>XI6/XI1/XI1/NET17 <text:s text:c="22"/>2 <text:s text:c="8"/>3.76559E-19 <text:s text:c="9"/>9.12548E-17 <text:s text:c="9"/>9.16313E-17 <text:s text:c="9"/></text:p>
          </table:table-cell>
        </table:table-row>
        <table:table-row table:style-name="ro1">
          <table:table-cell office:value-type="string" calcext:value-type="string">
            <text:p>X9/X11/X4/6 <text:s text:c="28"/>XI6/XI0/XI0/NET17 <text:s text:c="22"/>2 <text:s text:c="8"/>2.09898E-19 <text:s text:c="9"/>8.88154E-17 <text:s text:c="9"/>8.90253E-17 <text:s text:c="9"/></text:p>
          </table:table-cell>
        </table:table-row>
        <table:table-row table:style-name="ro1">
          <table:table-cell office:value-type="string" calcext:value-type="string">
            <text:p>X9/X11/X5/6 <text:s text:c="28"/>XI6/XI0/XI1/NET17 <text:s text:c="22"/>2 <text:s text:c="8"/>2.09898E-19 <text:s text:c="9"/>8.82976E-17 <text:s text:c="9"/>8.85075E-17 <text:s text:c="9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1:55:49.745522572</meta:creation-date>
    <dc:date>2021-09-17T11:56:24.477397091</dc:date>
    <meta:editing-duration>PT35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